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0.926cm" fo:min-width="14.7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1.53cm" fo:min-width="6.279cm" fo:padding-top="0.139cm" fo:padding-bottom="0.139cm" fo:padding-left="0.264cm" fo:padding-right="0.264cm" draw:shadow="visible" draw:shadow-offset-x="0.282cm" draw:shadow-offset-y="0.282cm" draw:shadow-color="#666666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1.122cm" fo:min-width="14.7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hatch" draw:fill-color="#dde8cb" draw:fill-hatch-name="Black_20_45_20_Degrees_20_Wide" draw:opacity="47%" draw:textarea-horizontal-align="justify" draw:textarea-vertical-align="middle" draw:auto-grow-height="false" fo:min-height="1.094cm" fo:min-width="14.712cm" fo:padding-top="0.139cm" fo:padding-bottom="0.139cm" fo:padding-left="0.264cm" fo:padding-right="0.264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815cm" fo:min-width="2.514cm" fo:padding-top="0.142cm" fo:padding-bottom="0.142cm" fo:padding-left="0.267cm" fo:padding-right="0.267cm" draw:shadow="visible" draw:shadow-offset-x="0.282cm" draw:shadow-offset-y="0.282cm"/>
    </style:style>
    <style:style style:name="gr6" style:family="graphic" style:parent-style-name="objectwithoutfill">
      <style:graphic-properties svg:stroke-width="0.081cm" svg:stroke-color="#000000" draw:marker-start-width="0.322cm" draw:marker-end="Symmetric_20_Arrow" draw:marker-end-width="0.422cm" draw:fill="solid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1.53cm" fo:min-width="14.712cm" fo:padding-top="0.139cm" fo:padding-bottom="0.139cm" fo:padding-left="0.264cm" fo:padding-right="0.264cm" draw:shadow="hidden" draw:shadow-offset-x="0.282cm" draw:shadow-offset-y="0.282cm" draw:shadow-color="#666666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1.348cm" fo:min-width="6.279cm" fo:padding-top="0.139cm" fo:padding-bottom="0.139cm" fo:padding-left="0.264cm" fo:padding-right="0.264cm" draw:shadow="visible" draw:shadow-offset-x="0.282cm" draw:shadow-offset-y="0.282cm" draw:shadow-color="#666666"/>
    </style:style>
    <style:style style:name="gr9" style:family="graphic" style:parent-style-name="objectwithoutfill">
      <style:graphic-properties svg:stroke-width="0.081cm" svg:stroke-color="#000000" draw:marker-start-width="0.321cm" draw:marker-end="Symmetric_20_Arrow" draw:marker-end-width="0.4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5.592cm" fo:min-width="4.199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348cm" fo:min-width="0.684cm" fo:padding-top="0.142cm" fo:padding-bottom="0.142cm" fo:padding-left="0.267cm" fo:padding-right="0.267cm" draw:shadow="visible" draw:shadow-offset-x="0.282cm" draw:shadow-offset-y="0.282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736cm" fo:min-width="0.993cm" fo:padding-top="0.139cm" fo:padding-bottom="0.139cm" fo:padding-left="0.264cm" fo:padding-right="0.264cm" draw:shadow="visible" draw:shadow-offset-x="0.282cm" draw:shadow-offset-y="0.282cm" draw:shadow-color="#666666"/>
    </style:style>
    <style:style style:name="gr13" style:family="graphic" style:parent-style-name="standard">
      <style:graphic-properties svg:stroke-width="0.106cm" svg:stroke-color="#000000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0.351cm" fo:min-width="0.684cm" fo:padding-top="0.142cm" fo:padding-bottom="0.142cm" fo:padding-left="0.267cm" fo:padding-right="0.267cm" draw:shadow="visible" draw:shadow-offset-x="0.282cm" draw:shadow-offset-y="0.282cm"/>
    </style:style>
    <style:style style:name="gr15" style:family="graphic" style:parent-style-name="standard">
      <style:graphic-properties svg:stroke-width="0.106cm" svg:stroke-color="#000000" draw:marker-start-width="0.359cm" draw:marker-end="Symmetric_20_Arrow" draw:marker-end-width="0.359cm" draw:fill-color="#000000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000000" draw:marker-start-width="0.359cm" draw:marker-end="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18" style:family="graphic" style:parent-style-name="objectwithoutfill">
      <style:graphic-properties svg:stroke-width="0.081cm" svg:stroke-color="#000000" draw:marker-start-width="0.321cm" draw:marker-end-width="0.321cm" draw:fill="solid" draw:fill-color="#000000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106cm" svg:stroke-color="#000000" draw:marker-start="Symmetric_20_Arrow" draw:marker-start-width="0.359cm" draw:marker-end="" draw:marker-end-width="0.359cm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svg:stroke-color="#000000" draw:marker-start-width="0.359cm" draw:marker-end="Symmetric_20_Arrow" draw:marker-end-width="0.459cm" draw:fill="solid" draw:fill-color="#000000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106cm" svg:stroke-color="#000000" draw:marker-start="Symmetric_20_Arrow" draw:marker-start-width="0.359cm" draw:marker-end="" draw:marker-end-width="0.459cm" draw:fill="solid" draw:fill-color="#000000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Source Code Pro1" fo:font-size="18pt" style:font-size-asian="18pt" style:font-size-complex="18pt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style:paragraph-properties fo:margin-left="0cm" fo:margin-right="0.051cm" fo:text-align="center" fo:text-indent="0.152cm"/>
    </style:style>
    <style:style style:name="P6" style:family="paragraph">
      <loext:graphic-properties draw:fill="hatch" draw:fill-color="#dde8cb" draw:fill-hatch-name="Black_20_45_20_Degrees_20_Wide" draw:opacity="47%"/>
      <style:paragraph-properties fo:margin-left="0cm" fo:margin-right="0.051cm" fo:text-align="center" fo:text-indent="0.152cm"/>
      <style:text-properties style:font-name="Source Code Pro1"/>
    </style:style>
    <style:style style:name="P7" style:family="paragraph">
      <loext:graphic-properties draw:fill="solid" draw:fill-color="#eeeeee"/>
      <style:paragraph-properties fo:text-align="center"/>
      <style:text-properties style:font-name="Source Code Pro1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  <style:text-properties style:font-name="Source Code Pro1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Source Code Pro1" fo:font-size="18pt" style:font-size-asian="18pt" style:font-size-complex="18pt"/>
    </style:style>
    <style:style style:name="T2" style:family="text">
      <style:text-properties style:font-name="Source Code Pr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76cm" svg:x="1.27cm" svg:y="9.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807cm" svg:height="1.808cm" svg:x="1.229cm" svg:y="6.58cm">
          <text:p text:style-name="P2"><text:span text:style-name="T1">Internet 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24cm" svg:height="1.372cm" svg:x="1.27cm" svg:y="0.8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24cm" svg:height="1.372cm" svg:x="1.27cm" svg:y="0.924cm">
          <text:p text:style-name="P5"><text:span text:style-name="T2">Link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048cm" svg:height="2.099cm" draw:transform="rotate (-3.14159265358979) translate (14.402cm 5.414cm)">
          <text:p text:style-name="P2"><text:span text:style-name="T2">F</text:span><text:span text:style-name="T2">r</text:span><text:span text:style-name="T2">a</text:span><text:span text:style-name="T2">m</text:span><text:span text:style-name="T2">e</text:span></text:p>
          <text:p text:style-name="P2"><text:span text:style-name="T2">O</text:span><text:span text:style-name="T2">u</text:span><text:span text:style-name="T2">t</text:span></text:p>
          <draw:enhanced-geometry svg:viewBox="0 0 88 21600" draw:mirror-vertical="true" draw:mirror-horizontal="tru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8" draw:layer="layout" svg:x1="4.699cm" svg:y1="2.24cm" svg:x2="4.699cm" svg:y2="6.558cm">
          <text:p/>
        </draw:line>
        <draw:custom-shape draw:style-name="gr7" draw:text-style-name="P3" draw:layer="layout" svg:width="15.24cm" svg:height="1.808cm" svg:x="1.27cm" svg:y="9.83cm">
          <text:p text:style-name="P2"><text:span text:style-name="T1">Load Distributor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4.672cm" svg:y1="8.342cm" svg:x2="4.699cm" svg:y2="9.86cm">
          <text:p/>
        </draw:line>
        <draw:custom-shape draw:style-name="gr8" draw:text-style-name="P3" draw:layer="layout" svg:width="6.807cm" svg:height="1.626cm" svg:x="9.271cm" svg:y="6.558cm">
          <text:p text:style-name="P2"><text:span text:style-name="T1">Internet Out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2.854cm" svg:y1="3.356cm" svg:x2="12.854cm" svg:y2="2.213cm">
          <text:p/>
        </draw:line>
        <draw:line draw:style-name="gr9" draw:text-style-name="P8" draw:layer="layout" svg:x1="12.854cm" svg:y1="6.577cm" svg:x2="12.854cm" svg:y2="5.434cm">
          <text:p/>
        </draw:line>
        <draw:line draw:style-name="gr9" draw:text-style-name="P8" draw:layer="layout" svg:x1="12.827cm" svg:y1="9.86cm" svg:x2="12.854cm" svg:y2="8.255cm">
          <text:p/>
        </draw:line>
        <draw:custom-shape draw:style-name="gr10" draw:text-style-name="P4" draw:layer="layout" svg:width="4.699cm" svg:height="5.842cm" svg:x="1.397cm" svg:y="13.4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1.217cm" svg:height="1.011cm" svg:x="1.904cm" svg:y="14.116cm">
          <text:p text:style-name="P9">SI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3" xml:id="id2" draw:id="id2" draw:layer="layout" svg:width="1.521cm" svg:height="1.014cm" svg:x="2.928cm" svg:y="15.688cm"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svg:x1="2.511cm" svg:y1="13.592cm" svg:x2="2.513cm" svg:y2="14.116cm" draw:end-shape="id1" draw:end-glue-point="5" svg:d="M2511 13592v3h2v521" svg:viewBox="0 0 3 525">
          <text:p/>
        </draw:connector>
        <draw:connector draw:style-name="gr13" draw:text-style-name="P2" draw:layer="layout" svg:x1="2.513cm" svg:y1="15.127cm" svg:x2="3.688cm" svg:y2="15.688cm" draw:start-shape="id1" draw:start-glue-point="7" draw:end-shape="id2" draw:end-glue-point="0" svg:d="M2513 15127v424h1175v137" svg:viewBox="0 0 1176 562">
          <text:p/>
        </draw:connector>
        <draw:custom-shape draw:style-name="gr14" draw:text-style-name="P7" xml:id="id3" draw:id="id3" draw:layer="layout" svg:width="1.217cm" svg:height="1.014cm" svg:x="3.876cm" svg:y="17.329cm">
          <text:p text:style-name="P9">DI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xml:id="id4" draw:id="id4" draw:layer="layout" svg:width="1.217cm" svg:height="1.014cm" svg:x="2.341cm" svg:y="17.329cm">
          <text:p text:style-name="P9">D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10" draw:layer="layout" svg:x1="3.688cm" svg:y1="16.702cm" svg:x2="4.485cm" svg:y2="17.329cm" draw:start-shape="id2" draw:start-glue-point="2" draw:end-shape="id3" draw:end-glue-point="5" svg:d="M3688 16702v453h797v174" svg:viewBox="0 0 798 628">
          <text:p/>
        </draw:connector>
        <draw:connector draw:style-name="gr15" draw:text-style-name="P10" draw:layer="layout" svg:x1="3.688cm" svg:y1="16.702cm" svg:x2="2.95cm" svg:y2="17.329cm" draw:start-shape="id2" draw:start-glue-point="2" draw:end-shape="id4" draw:end-glue-point="5" svg:d="M3688 16702v453h-738v174" svg:viewBox="0 0 739 628">
          <text:p/>
        </draw:connector>
        <draw:line draw:style-name="gr16" draw:text-style-name="P8" draw:layer="layout" svg:x1="2.032cm" svg:y1="21.036cm" svg:x2="2.06cm" svg:y2="16.218cm">
          <text:p/>
        </draw:line>
        <draw:line draw:style-name="gr17" draw:text-style-name="P8" draw:layer="layout" svg:x1="2.06cm" svg:y1="16.201cm" svg:x2="2.928cm" svg:y2="16.195cm">
          <text:p/>
        </draw:line>
        <draw:line draw:style-name="gr17" draw:text-style-name="P8" draw:layer="layout" svg:x1="2.794cm" svg:y1="21.036cm" svg:x2="2.848cm" svg:y2="18.39cm">
          <text:p/>
        </draw:line>
        <draw:line draw:style-name="gr17" draw:text-style-name="P8" draw:layer="layout" svg:x1="4.489cm" svg:y1="18.39cm" svg:x2="4.445cm" svg:y2="21.036cm">
          <text:p/>
        </draw:line>
        <draw:custom-shape draw:style-name="gr14" draw:text-style-name="P7" xml:id="id5" draw:id="id5" draw:layer="layout" svg:width="1.217cm" svg:height="1.014cm" svg:x="4.371cm" svg:y="14.102cm">
          <text:p text:style-name="P9">S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2" draw:layer="layout" svg:x1="4.449cm" svg:y1="16.195cm" svg:x2="4.98cm" svg:y2="15.116cm" draw:start-shape="id2" draw:start-glue-point="1" draw:end-shape="id5" draw:end-glue-point="7" svg:d="M4449 16195h531v-1079" svg:viewBox="0 0 532 1080">
          <text:p/>
        </draw:connector>
        <draw:custom-shape draw:style-name="gr10" draw:text-style-name="P4" draw:layer="layout" svg:width="4.699cm" svg:height="5.842cm" svg:x="6.477cm" svg:y="13.4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6" draw:id="id6" draw:layer="layout" svg:width="1.217cm" svg:height="1.011cm" svg:x="6.984cm" svg:y="14.116cm">
          <text:p text:style-name="P9">SI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3" xml:id="id7" draw:id="id7" draw:layer="layout" svg:width="1.521cm" svg:height="1.014cm" svg:x="8.008cm" svg:y="15.688cm"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svg:x1="7.591cm" svg:y1="13.592cm" svg:x2="7.593cm" svg:y2="14.116cm" draw:end-shape="id6" draw:end-glue-point="5" svg:d="M7591 13592v3h2v521" svg:viewBox="0 0 3 525">
          <text:p/>
        </draw:connector>
        <draw:connector draw:style-name="gr13" draw:text-style-name="P2" draw:layer="layout" svg:x1="7.593cm" svg:y1="15.127cm" svg:x2="8.768cm" svg:y2="15.688cm" draw:start-shape="id6" draw:start-glue-point="7" draw:end-shape="id7" draw:end-glue-point="0" svg:d="M7593 15127v424h1175v137" svg:viewBox="0 0 1176 562">
          <text:p/>
        </draw:connector>
        <draw:custom-shape draw:style-name="gr14" draw:text-style-name="P7" xml:id="id8" draw:id="id8" draw:layer="layout" svg:width="1.217cm" svg:height="1.014cm" svg:x="8.956cm" svg:y="17.329cm">
          <text:p text:style-name="P9">DI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xml:id="id9" draw:id="id9" draw:layer="layout" svg:width="1.217cm" svg:height="1.014cm" svg:x="7.421cm" svg:y="17.329cm">
          <text:p text:style-name="P9">D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10" draw:layer="layout" svg:x1="8.768cm" svg:y1="16.702cm" svg:x2="9.565cm" svg:y2="17.329cm" draw:start-shape="id7" draw:start-glue-point="2" draw:end-shape="id8" draw:end-glue-point="5" svg:d="M8768 16702v453h797v174" svg:viewBox="0 0 798 628">
          <text:p/>
        </draw:connector>
        <draw:connector draw:style-name="gr15" draw:text-style-name="P10" draw:layer="layout" svg:x1="8.768cm" svg:y1="16.702cm" svg:x2="8.03cm" svg:y2="17.329cm" draw:start-shape="id7" draw:start-glue-point="2" draw:end-shape="id9" draw:end-glue-point="5" svg:d="M8768 16702v453h-738v174" svg:viewBox="0 0 739 628">
          <text:p/>
        </draw:connector>
        <draw:line draw:style-name="gr16" draw:text-style-name="P8" draw:layer="layout" svg:x1="7.112cm" svg:y1="21.036cm" svg:x2="7.14cm" svg:y2="16.218cm">
          <text:p/>
        </draw:line>
        <draw:line draw:style-name="gr17" draw:text-style-name="P8" draw:layer="layout" svg:x1="7.14cm" svg:y1="16.201cm" svg:x2="8.008cm" svg:y2="16.195cm">
          <text:p/>
        </draw:line>
        <draw:line draw:style-name="gr17" draw:text-style-name="P8" draw:layer="layout" svg:x1="7.964cm" svg:y1="21.037cm" svg:x2="7.964cm" svg:y2="18.39cm">
          <text:p/>
        </draw:line>
        <draw:line draw:style-name="gr17" draw:text-style-name="P8" draw:layer="layout" svg:x1="9.547cm" svg:y1="18.39cm" svg:x2="9.547cm" svg:y2="21.036cm">
          <text:p/>
        </draw:line>
        <draw:custom-shape draw:style-name="gr14" draw:text-style-name="P7" xml:id="id10" draw:id="id10" draw:layer="layout" svg:width="1.217cm" svg:height="1.014cm" svg:x="9.451cm" svg:y="14.102cm">
          <text:p text:style-name="P9">S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2" draw:layer="layout" svg:x1="9.529cm" svg:y1="16.195cm" svg:x2="10.06cm" svg:y2="15.116cm" draw:start-shape="id7" draw:start-glue-point="1" draw:end-shape="id10" draw:end-glue-point="7" svg:d="M9529 16195h531v-1079" svg:viewBox="0 0 532 1080">
          <text:p/>
        </draw:connector>
        <draw:custom-shape draw:style-name="gr10" draw:text-style-name="P4" draw:layer="layout" svg:width="4.699cm" svg:height="5.842cm" svg:x="11.557cm" svg:y="13.4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11" draw:id="id11" draw:layer="layout" svg:width="1.217cm" svg:height="1.011cm" svg:x="12.064cm" svg:y="14.143cm">
          <text:p text:style-name="P9">SI</text:p>
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3" xml:id="id12" draw:id="id12" draw:layer="layout" svg:width="1.521cm" svg:height="1.014cm" svg:x="13.088cm" svg:y="15.715cm">
          <text:p text:style-name="P2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" draw:layer="layout" svg:x1="12.671cm" svg:y1="13.619cm" svg:x2="12.673cm" svg:y2="14.143cm" draw:end-shape="id11" draw:end-glue-point="5" svg:d="M12671 13619v3h2v521" svg:viewBox="0 0 3 525">
          <text:p/>
        </draw:connector>
        <draw:connector draw:style-name="gr13" draw:text-style-name="P2" draw:layer="layout" svg:x1="12.673cm" svg:y1="15.154cm" svg:x2="13.848cm" svg:y2="15.715cm" draw:start-shape="id11" draw:start-glue-point="7" draw:end-shape="id12" draw:end-glue-point="0" svg:d="M12673 15154v424h1175v137" svg:viewBox="0 0 1176 562">
          <text:p/>
        </draw:connector>
        <draw:custom-shape draw:style-name="gr14" draw:text-style-name="P7" xml:id="id13" draw:id="id13" draw:layer="layout" svg:width="1.217cm" svg:height="1.014cm" svg:x="14.036cm" svg:y="17.356cm">
          <text:p text:style-name="P9">DI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7" xml:id="id14" draw:id="id14" draw:layer="layout" svg:width="1.217cm" svg:height="1.014cm" svg:x="12.501cm" svg:y="17.356cm">
          <text:p text:style-name="P9">D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5" draw:text-style-name="P10" draw:layer="layout" svg:x1="13.848cm" svg:y1="16.729cm" svg:x2="14.645cm" svg:y2="17.356cm" draw:start-shape="id12" draw:start-glue-point="2" draw:end-shape="id13" draw:end-glue-point="5" svg:d="M13848 16729v453h797v174" svg:viewBox="0 0 798 628">
          <text:p/>
        </draw:connector>
        <draw:connector draw:style-name="gr15" draw:text-style-name="P10" draw:layer="layout" svg:x1="13.848cm" svg:y1="16.729cm" svg:x2="13.11cm" svg:y2="17.356cm" draw:start-shape="id12" draw:start-glue-point="2" draw:end-shape="id14" draw:end-glue-point="5" svg:d="M13848 16729v453h-738v174" svg:viewBox="0 0 739 628">
          <text:p/>
        </draw:connector>
        <draw:line draw:style-name="gr16" draw:text-style-name="P8" draw:layer="layout" svg:x1="12.192cm" svg:y1="21.036cm" svg:x2="12.22cm" svg:y2="16.245cm">
          <text:p/>
        </draw:line>
        <draw:line draw:style-name="gr17" draw:text-style-name="P8" draw:layer="layout" svg:x1="12.22cm" svg:y1="16.228cm" svg:x2="13.088cm" svg:y2="16.222cm">
          <text:p/>
        </draw:line>
        <draw:line draw:style-name="gr17" draw:text-style-name="P8" draw:layer="layout" svg:x1="12.954cm" svg:y1="21.163cm" svg:x2="13.008cm" svg:y2="18.417cm">
          <text:p/>
        </draw:line>
        <draw:line draw:style-name="gr17" draw:text-style-name="P8" draw:layer="layout" svg:x1="14.627cm" svg:y1="18.417cm" svg:x2="14.627cm" svg:y2="21.036cm">
          <text:p/>
        </draw:line>
        <draw:custom-shape draw:style-name="gr14" draw:text-style-name="P7" xml:id="id15" draw:id="id15" draw:layer="layout" svg:width="1.217cm" svg:height="1.014cm" svg:x="14.531cm" svg:y="14.129cm">
          <text:p text:style-name="P9">SO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3" draw:text-style-name="P2" draw:layer="layout" svg:x1="14.609cm" svg:y1="16.222cm" svg:x2="15.14cm" svg:y2="15.143cm" draw:start-shape="id12" draw:start-glue-point="1" draw:end-shape="id15" draw:end-glue-point="7" svg:d="M14609 16222h531v-1079" svg:viewBox="0 0 532 1080">
          <text:p/>
        </draw:connector>
        <draw:line draw:style-name="gr18" draw:text-style-name="P11" draw:layer="layout" svg:x1="12.67cm" svg:y1="11.638cm" svg:x2="12.67cm" svg:y2="13.545cm">
          <text:p/>
        </draw:line>
        <draw:connector draw:style-name="gr19" draw:text-style-name="P2" draw:layer="layout" svg:x1="15.172cm" svg:y1="13.593cm" svg:x2="15.174cm" svg:y2="14.117cm" svg:d="M15172 13593v262h2v262" svg:viewBox="0 0 3 525">
          <text:p/>
        </draw:connector>
        <draw:connector draw:style-name="gr19" draw:text-style-name="P2" draw:layer="layout" svg:x1="10.073cm" svg:y1="13.62cm" svg:x2="10.075cm" svg:y2="14.144cm" svg:d="M10073 13620v262h2v262" svg:viewBox="0 0 3 525">
          <text:p/>
        </draw:connector>
        <draw:connector draw:style-name="gr19" draw:text-style-name="P2" draw:layer="layout" svg:x1="4.973cm" svg:y1="13.62cm" svg:x2="4.975cm" svg:y2="14.144cm" svg:d="M4973 13620v262h2v262" svg:viewBox="0 0 3 525">
          <text:p/>
        </draw:connector>
        <draw:line draw:style-name="gr18" draw:text-style-name="P11" draw:layer="layout" svg:x1="15.127cm" svg:y1="11.638cm" svg:x2="15.127cm" svg:y2="13.544cm">
          <text:p/>
        </draw:line>
        <draw:line draw:style-name="gr18" draw:text-style-name="P11" draw:layer="layout" svg:x1="10.07cm" svg:y1="11.638cm" svg:x2="10.07cm" svg:y2="13.545cm">
          <text:p/>
        </draw:line>
        <draw:line draw:style-name="gr18" draw:text-style-name="P11" draw:layer="layout" svg:x1="7.57cm" svg:y1="11.638cm" svg:x2="7.57cm" svg:y2="13.545cm">
          <text:p/>
        </draw:line>
        <draw:line draw:style-name="gr18" draw:text-style-name="P11" draw:layer="layout" svg:x1="4.97cm" svg:y1="11.638cm" svg:x2="4.97cm" svg:y2="13.545cm">
          <text:p/>
        </draw:line>
        <draw:line draw:style-name="gr18" draw:text-style-name="P11" draw:layer="layout" svg:x1="2.47cm" svg:y1="11.638cm" svg:x2="2.47cm" svg:y2="13.545cm">
          <text:p/>
        </draw:line>
        <draw:custom-shape draw:style-name="gr3" draw:text-style-name="P4" draw:layer="layout" svg:width="15.24cm" svg:height="1.372cm" svg:x="1.27cm" svg:y="24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5.24cm" svg:height="1.372cm" svg:x="1.27cm" svg:y="24.371cm">
          <text:p text:style-name="P5"><text:span text:style-name="T2">Link 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5.24cm" svg:height="1.808cm" svg:x="1.27cm" svg:y="21.006cm">
          <text:p text:style-name="P2"><text:span text:style-name="T1">Load Collector</text:span></text:p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7.493cm" svg:y1="22.814cm" svg:x2="7.493cm" svg:y2="24.338cm">
          <text:p/>
        </draw:line>
        <draw:line draw:style-name="gr21" draw:text-style-name="P11" draw:layer="layout" svg:x1="10.668cm" svg:y1="22.814cm" svg:x2="10.668cm" svg:y2="24.33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78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8-22T13:36:41.798447318</dc:date>
    <meta:editing-duration>PT51M53S</meta:editing-duration>
    <meta:editing-cycles>14</meta:editing-cycles>
    <meta:generator>LibreOffice/6.2.6.2$Linux_X86_64 LibreOffice_project/20$Build-2</meta:generator>
    <meta:document-statistic meta:object-count="71"/>
  </office:meta>
</office:document-meta>
</file>